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2835in" fo:margin-right="0in" fo:text-indent="0in" style:auto-text-indent="false"/>
      <style:text-properties fo:color="#0000ff"/>
    </style:style>
    <style:style style:name="P50" style:family="paragraph" style:parent-style-name="Text_20_body">
      <style:paragraph-properties fo:margin-left="0.7917in" fo:margin-right="0in" fo:text-indent="-0.4917in" style:auto-text-indent="false">
        <style:tab-stops/>
      </style:paragraph-properties>
    </style:style>
    <style:style style:name="P51" style:family="paragraph" style:parent-style-name="Text_20_body">
      <style:paragraph-properties fo:margin-left="0.6083in" fo:margin-right="0in" fo:text-indent="-0.3752in" style:auto-text-indent="false">
        <style:tab-stops/>
      </style:paragraph-properties>
    </style:style>
    <style:style style:name="P52" style:family="paragraph" style:parent-style-name="Text_20_body">
      <style:paragraph-properties fo:margin-left="0.8083in" fo:margin-right="0in" fo:text-indent="-0.5in" style:auto-text-indent="false">
        <style:tab-stops/>
      </style:paragraph-properties>
    </style:style>
    <style:style style:name="P53" style:family="paragraph" style:parent-style-name="Text_20_body">
      <style:paragraph-properties fo:margin-left="0.7665in" fo:margin-right="0in" fo:text-indent="-0.45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margin-left="0in" fo:margin-right="0in" fo:text-indent="0in" style:auto-text-indent="false"/>
    </style:style>
    <style:style style:name="P60"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56">1.1 Dedication<text:tab/>6</text:p>
          <text:p text:style-name="P56">1.2 Acknowledgments<text:tab/>6</text:p>
          <text:p text:style-name="P56">1.3 Support Email List<text:tab/>6</text:p>
          <text:p text:style-name="P54">2 Introduction<text:tab/>7</text:p>
          <text:p text:style-name="P56">2.1 What Is A Mathematics Computing Environment?<text:tab/>7</text:p>
          <text:p text:style-name="P56">2.2 What Is MathRider?<text:tab/>8</text:p>
          <text:p text:style-name="P56">2.3 What Inspired The Creation Of Mathrider?<text:tab/>9</text:p>
          <text:p text:style-name="P54">3 Downloading And Installing MathRider<text:tab/>11</text:p>
          <text:p text:style-name="P56">3.1 Installing Sun's Java Implementation<text:tab/>11</text:p>
          <text:p text:style-name="P55">3.1.1 Installing Java On A Windows PC<text:tab/>11</text:p>
          <text:p text:style-name="P55">3.1.2 Installing Java On A Macintosh<text:tab/>11</text:p>
          <text:p text:style-name="P55">3.1.3 Installing Java On A Linux PC<text:tab/>11</text:p>
          <text:p text:style-name="P56">3.2 Downloading And Extracting<text:tab/>12</text:p>
          <text:p text:style-name="P55">3.2.1 Extracting The Archive File For Windows Users<text:tab/>13</text:p>
          <text:p text:style-name="P55">3.2.2 Extracting The Archive File For Unix Users<text:tab/>13</text:p>
          <text:p text:style-name="P56">3.3 MathRider's Directory Structure &amp; Execution Instructions<text:tab/>13</text:p>
          <text:p text:style-name="P55">3.3.1 Executing MathRider On Windows Systems<text:tab/>14</text:p>
          <text:p text:style-name="P55">3.3.2 Executing MathRider On Unix Systems<text:tab/>14</text:p>
          <text:p text:style-name="P57">3.3.2.1 MacOS X<text:tab/>14</text:p>
          <text:p text:style-name="P54">4 The Graphical User Interface<text:tab/>15</text:p>
          <text:p text:style-name="P56">4.1 Buffers And Text Areas<text:tab/>15</text:p>
          <text:p text:style-name="P56">4.2 The Gutter<text:tab/>15</text:p>
          <text:p text:style-name="P56">4.3 Menus<text:tab/>15</text:p>
          <text:p text:style-name="P55">4.3.1 File<text:tab/>16</text:p>
          <text:p text:style-name="P55">4.3.2 Edit<text:tab/>16</text:p>
          <text:p text:style-name="P55">4.3.3 Search<text:tab/>16</text:p>
          <text:p text:style-name="P55">4.3.4 Markers, Folding, and View<text:tab/>17</text:p>
          <text:p text:style-name="P55">4.3.5 Utilities<text:tab/>17</text:p>
          <text:p text:style-name="P55">4.3.6 Macros<text:tab/>17</text:p>
          <text:p text:style-name="P55">4.3.7 Plugins<text:tab/>17</text:p>
          <text:p text:style-name="P55">4.3.8 Help<text:tab/>17</text:p>
          <text:p text:style-name="P56">4.4 The Toolbar<text:tab/>17</text:p>
          <text:p text:style-name="P54">5 MathPiper: A Computer Algebra System For Beginners<text:tab/>19</text:p>
          <text:p text:style-name="P56">5.1 Numeric Vs. Symbolic Computations<text:tab/>19</text:p>
          <text:p text:style-name="P56">5.2 Using The MathPiper Console As A Numeric (Scientific) Calculator<text:tab/>19</text:p>
          <text:p text:style-name="P55">5.2.1 Functions<text:tab/>21</text:p>
          <text:p text:style-name="P55"><text:soft-page-break/>5.2.2 Accessing Previous Input And Results<text:tab/>22</text:p>
          <text:p text:style-name="P55">5.2.3 Syntax Errors<text:tab/>22</text:p>
          <text:p text:style-name="P56">5.3 Using The MathPiper Console As A Symbolic Calculator<text:tab/>23</text:p>
          <text:p text:style-name="P55">5.3.1 Variables<text:tab/>23</text:p>
          <text:p text:style-name="P57">5.3.1.1 Calculating With Unbound Variables<text:tab/>24</text:p>
          <text:p text:style-name="P57">5.3.1.2 Variable And Function Names Are Case Sensitive<text:tab/>26</text:p>
          <text:p text:style-name="P57">5.3.1.3 Using More Than One Variable<text:tab/>26</text:p>
          <text:p text:style-name="P56">5.4 Exercises<text:tab/>27</text:p>
          <text:p text:style-name="P55">5.4.1 Exercise 1<text:tab/>27</text:p>
          <text:p text:style-name="P55">5.4.2 Exercise 2<text:tab/>27</text:p>
          <text:p text:style-name="P55">5.4.3 Exercise 3<text:tab/>27</text:p>
          <text:p text:style-name="P54">6 The MathPiper Documentation Plugin<text:tab/>29</text:p>
          <text:p text:style-name="P56">6.1 Function List<text:tab/>29</text:p>
          <text:p text:style-name="P56">6.2 Mini Web Browser Interface<text:tab/>29</text:p>
          <text:p text:style-name="P56">6.3 Exercises<text:tab/>30</text:p>
          <text:p text:style-name="P55">6.3.1 Exercise 1<text:tab/>30</text:p>
          <text:p text:style-name="P55">6.3.2 Exercise 2<text:tab/>30</text:p>
          <text:p text:style-name="P54">7 Using MathRider As A Programmer's Text Editor<text:tab/>31</text:p>
          <text:p text:style-name="P56">7.1 Creating, Opening, Saving, And Closing Text Files<text:tab/>31</text:p>
          <text:p text:style-name="P56">7.2 Editing Files<text:tab/>31</text:p>
          <text:p text:style-name="P56">7.3 File Modes<text:tab/>31</text:p>
          <text:p text:style-name="P56">7.4 Exercises<text:tab/>32</text:p>
          <text:p text:style-name="P55">7.4.1 Exercise 1<text:tab/>32</text:p>
          <text:p text:style-name="P54">8 MathRider Worksheet Files<text:tab/>33</text:p>
          <text:p text:style-name="P56">8.1 Code Folds<text:tab/>33</text:p>
          <text:p text:style-name="P55">8.1.1 The Description Attribute<text:tab/>34</text:p>
          <text:p text:style-name="P56">8.2 Automatically Inserting Folds &amp; Removing Unpreserved Folds<text:tab/>34</text:p>
          <text:p text:style-name="P56">8.3 Exercises<text:tab/>35</text:p>
          <text:p text:style-name="P55">8.3.1 Exercise 1<text:tab/>35</text:p>
          <text:p text:style-name="P55">8.3.2 Exercise 2<text:tab/>35</text:p>
          <text:p text:style-name="P55">8.3.3 Exercise 3<text:tab/>35</text:p>
          <text:p text:style-name="P55">8.3.4 Exercise 4<text:tab/>35</text:p>
          <text:p text:style-name="P54">9 MathPiper Programming Fundamentals<text:tab/>36</text:p>
          <text:p text:style-name="P56">9.1 Values and Expressions<text:tab/>36</text:p>
          <text:p text:style-name="P56">9.2 Operators<text:tab/>36</text:p>
          <text:p text:style-name="P56">9.3 Operator Precedence<text:tab/>37</text:p>
          <text:p text:style-name="P56">9.4 Changing The Order Of Operations In An Expression<text:tab/>38</text:p>
          <text:p text:style-name="P56">9.5 Functions &amp; Function Names<text:tab/>39</text:p>
          <text:p text:style-name="P56">9.6 Functions That Produce Side Effects<text:tab/>39</text:p>
          <text:p text:style-name="P55">9.6.1 The Echo() and Write() Functions<text:tab/>40</text:p>
          <text:p text:style-name="P57">9.6.1.1 Echo()<text:tab/>40</text:p>
          <text:p text:style-name="P57"><text:soft-page-break/>9.6.1.2 Write()<text:tab/>42</text:p>
          <text:p text:style-name="P56">9.7 Expressions Are Separated By Semicolons<text:tab/>43</text:p>
          <text:p text:style-name="P56">9.8 Strings<text:tab/>44</text:p>
          <text:p text:style-name="P55">9.8.1 The MathPiper Console and MathPiper Folds Can Access The Same Variables<text:tab/>44</text:p>
          <text:p text:style-name="P55">9.8.2 Using Strings To Make Echo's Output Easier To Read<text:tab/>45</text:p>
          <text:p text:style-name="P55">9.8.3 Accessing The Individual Characters In A String<text:tab/>45</text:p>
          <text:p text:style-name="P56">9.9 Comments<text:tab/>46</text:p>
          <text:p text:style-name="P56">9.10 Exercises<text:tab/>47</text:p>
          <text:p text:style-name="P55">9.10.1 Exercise 1<text:tab/>47</text:p>
          <text:p text:style-name="P55">9.10.2 Exercise 2<text:tab/>47</text:p>
          <text:p text:style-name="P55">9.10.3 Exercise 3<text:tab/>48</text:p>
          <text:p text:style-name="P55">9.10.4 Exercise 4<text:tab/>48</text:p>
          <text:p text:style-name="P55">9.10.5 Exercise 5<text:tab/>48</text:p>
          <text:p text:style-name="P55">9.10.6 Exercise 6<text:tab/>48</text:p>
          <text:p text:style-name="P54">10 Conditional Operators<text:tab/>50</text:p>
          <text:p text:style-name="P56">10.1 Making Decisions With The If() Function &amp; Predicate Expressions<text:tab/>52</text:p>
          <text:p text:style-name="P56">10.2 The And(), Or(), &amp; Not() Boolean Functions &amp; Infix Notation<text:tab/>54</text:p>
          <text:p text:style-name="P55">10.2.1 And()<text:tab/>54</text:p>
          <text:p text:style-name="P55">10.2.2 Or()<text:tab/>56</text:p>
          <text:p text:style-name="P55">10.2.3 Not() &amp; Prefix Notation<text:tab/>57</text:p>
          <text:p text:style-name="P56">10.3 Exercises<text:tab/>58</text:p>
          <text:p text:style-name="P54">11 The While() Looping Function &amp; Bodied Notation<text:tab/>59</text:p>
          <text:p text:style-name="P56">11.1 Long-Running Loops, Infinite Loops, &amp; Interrupting Execution<text:tab/>62</text:p>
          <text:p text:style-name="P56">11.2 Predicate Functions<text:tab/>63</text:p>
          <text:p text:style-name="P56">11.3 Exercises<text:tab/>64</text:p>
          <text:p text:style-name="P54">12 Lists: Values That Hold Sequences Of Expressions<text:tab/>65</text:p>
          <text:p text:style-name="P56">12.1 Using While() Loops With Lists <text:tab/>66</text:p>
          <text:p text:style-name="P55">12.1.1 Exercises<text:tab/>68</text:p>
          <text:p text:style-name="P56">12.2 The ForEach() Looping Function<text:tab/>68</text:p>
          <text:p text:style-name="P55">12.2.1 Exercises<text:tab/>68</text:p>
          <text:p text:style-name="P54">13 Functions &amp; Operators Which Loop Internally To Process Lists<text:tab/>69</text:p>
          <text:p text:style-name="P56">13.1 TableForm()<text:tab/>69</text:p>
          <text:p text:style-name="P56">13.2 The .. Range Operator<text:tab/>69</text:p>
          <text:p text:style-name="P56">13.3 Contains()<text:tab/>70</text:p>
          <text:p text:style-name="P56">13.4 Find()<text:tab/>70</text:p>
          <text:p text:style-name="P56">13.5 Count()<text:tab/>71</text:p>
          <text:p text:style-name="P56">13.6 Select()<text:tab/>71</text:p>
          <text:p text:style-name="P56">13.7 The Nth() Function &amp; The [] Operator<text:tab/>72</text:p>
          <text:p text:style-name="P56">13.8 Append() &amp; Nondestructive List Operations<text:tab/>72</text:p>
          <text:p text:style-name="P56">13.9 The : Prepend Operator<text:tab/>73</text:p>
          <text:p text:style-name="P56"><text:soft-page-break/>13.10 Concat()<text:tab/>74</text:p>
          <text:p text:style-name="P56">13.11 Insert(), Delete(), &amp; Replace()<text:tab/>74</text:p>
          <text:p text:style-name="P56">13.12 Take() <text:tab/>74</text:p>
          <text:p text:style-name="P56">13.13 Drop()<text:tab/>75</text:p>
          <text:p text:style-name="P56">13.14 FillList()<text:tab/>76</text:p>
          <text:p text:style-name="P56">13.15 RemoveDuplicates()<text:tab/>76</text:p>
          <text:p text:style-name="P56">13.16 Reverse()<text:tab/>77</text:p>
          <text:p text:style-name="P56">13.17 Partition()<text:tab/>77</text:p>
          <text:p text:style-name="P56">13.18 Functions That Work With Integers<text:tab/>77</text:p>
          <text:p text:style-name="P55">13.18.1 RandomIntegerVector()<text:tab/>78</text:p>
          <text:p text:style-name="P55">13.18.2 Max() &amp; Min()<text:tab/>78</text:p>
          <text:p text:style-name="P55">13.18.3 Div() &amp; Mod()<text:tab/>79</text:p>
          <text:p text:style-name="P55">13.18.4 Gcd()<text:tab/>79</text:p>
          <text:p text:style-name="P55">13.18.5 Lcm()<text:tab/>80</text:p>
          <text:p text:style-name="P55">13.18.6 Add()<text:tab/>80</text:p>
          <text:p text:style-name="P55">13.18.7 Factorize()<text:tab/>81</text:p>
          <text:p text:style-name="P54">14 User Defined Functions<text:tab/>82</text:p>
          <text:p text:style-name="P56">14.1 Global Variables, Local Variables, &amp; Local()<text:tab/>83</text:p>
          <text:p text:style-name="P56">14.2 Applying Functions To List Members<text:tab/>85</text:p>
          <text:p text:style-name="P55">14.2.1 Table() <text:tab/>85</text:p>
        </text:index-body>
      </text:table-of-content>
      <text:p text:style-name="Standard"><text:bookmark-end text:name="DDE_LINK22"/></text:p>
      <text:h text:style-name="P5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5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8">%mathpiper</text:span></text:p>
      <text:p text:style-name="P24"><text:s/>2:</text:p>
      <text:p text:style-name="P23"><text:span text:style-name="T14"><text:s/>3:</text:span><text:span text:style-name="T16">2 + 3</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text:span text:style-name="T19"> <text:s text:c="5"/>Result:</text:span> 5</text:p>
      <text:p text:style-name="P34"><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8">%mathpiper,description="Add two numbers togeth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19">3</text:span> </text:p>
      <text:p text:style-name="Text_20_body">represents the number three, the value:</text:p>
      <text:p text:style-name="P47"><text:span text:style-name="T21">0.5</text:span> </text:p>
      <text:p text:style-name="Text_20_body">represents the number one half, and the value: </text:p>
      <text:p text:style-name="P4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2"><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2">8</text:span></text:p>
      <text:p text:style-name="P31">5 + <text:span text:style-name="T22">126</text:span><text:span text:style-name="T9">/</text:span>18 - 8</text:p>
      <text:p text:style-name="P31">5 <text:span text:style-name="T9">+</text:span> <text:span text:style-name="T22">7</text:span> - 8</text:p>
      <text:p text:style-name="P31"><text:span text:style-name="T22">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and Writ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8">%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3</text:p>
      <text:p text:style-name="P32"><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8">%/mathpiper</text:span><text:bookmark-end text:name="DDE_LINK29"/></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8">%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oft-page-break/><text:span text:style-name="T14">13:</text:span> <text:s text:c="5"/></text:p>
      <text:p text:style-name="P23"><text:span text:style-name="T14">14:</text:span> <text:s text:c="5"/><text:span text:style-name="T33">Side effects:</text:span></text:p>
      <text:p text:style-name="P23"><text:span text:style-name="T14">15:</text:span> <text:s text:c="5"/>1 3 6</text:p>
      <text:p text:style-name="P33"><text:span text:style-name="T14">16:</text:span> <text:s text:c="3"/><text:span text:style-name="T19">%/output</text:span></text:p>
      <text:p text:style-name="P35">Write() and Echo() have other differences besides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8">%mathpiper</text:span></text:p>
      <text:p text:style-name="P24"><text:s/>2:</text:p>
      <text:p text:style-name="P23"><text:span text:style-name="T14"><text:s/>3:</text:span><text:bookmark-start text:name="DDE_LINK3"/>a <text:span text:style-name="T5">:=</text:span> <text:span text:style-name="T16">"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8">%/mathpiper</text:span></text:p>
      <text:p text:style-name="P24"><text:s/>7:</text:p>
      <text:p text:style-name="P23"><text:span text:style-name="T14"><text:s/>8:</text:span> <text:s text:c="3"/><text:span text:style-name="T19">%output,preserve="false"</text:span></text:p>
      <text:p text:style-name="P23"><text:span text:style-name="T14"><text:s/>9:</text:span> <text:s text:c="5"/><text:span text:style-name="T19">Result:</text:span> True</text:p>
      <text:p text:style-name="P23"><text:span text:style-name="T14">10:</text:span> <text:s text:c="5"/></text:p>
      <text:p text:style-name="P23"><text:span text:style-name="T14">11:</text:span> <text:s text:c="5"/><text:span text:style-name="T33">Side effects:</text:span></text:p>
      <text:p text:style-name="P23"><text:span text:style-name="T14">12:</text:span> <text:s text:c="5"/>Hello, I am a string.</text:p>
      <text:p text:style-name="P33"><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8">"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8">"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8">"Variable c: "</text:span><text:span text:style-name="T5">, </text:span>c<text:span text:style-name="T5">)</text:span>;</text:p>
      <text:p text:style-name="P24">11:</text:p>
      <text:p text:style-name="P23"><text:span text:style-name="T14">12:</text:span><text:span text:style-name="T28">%/mathpiper</text:span><text:bookmark-end text:name="DDE_LINK291"/></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text:soft-page-break/></text:p>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8">%mathpiper</text:span></text:p>
      <text:p text:style-name="P23"><text:span text:style-name="T14"><text:s/>2:</text:span><text:span text:style-name="T25">//This is a comment.</text:span></text:p>
      <text:p text:style-name="P24"><text:s/>3:</text:p>
      <text:p text:style-name="P23"><text:span text:style-name="T14"><text:s/>4:</text:span>x <text:span text:style-name="T5">:=</text:span> <text:span text:style-name="T8">2</text:span>; <text:span text:style-name="T25">//Set the variable x equal to 2.</text:span></text:p>
      <text:p text:style-name="P24"><text:s/>5:</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2</text:p>
      <text:p text:style-name="P32"><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text:span></text:p>
      <text:p text:style-name="P23"><text:span text:style-name="T14"><text:s/>4:</text:span><text:span text:style-name="T24"> </text:span><text:span text:style-name="T25">This is a longer comment and it uses</text:span></text:p>
      <text:p text:style-name="P23"><text:span text:style-name="T14"><text:s/>5:</text:span><text:span text:style-name="T24"> </text:span><text:span text:style-name="T25">more than one line. The following</text:span></text:p>
      <text:p text:style-name="P23"><text:soft-page-break/><text:span text:style-name="T14"><text:s/>6:</text:span><text:span text:style-name="T24"> </text:span><text:span text:style-name="T25">code assigns the number 3 to variable</text:span></text:p>
      <text:p text:style-name="P23"><text:span text:style-name="T14"><text:s/>7:</text:span><text:span text:style-name="T24"> </text:span><text:span text:style-name="T25">x and then returns it as a result.</text:span></text:p>
      <text:p text:style-name="P23"><text:span text:style-name="T14"><text:s/>8:</text:span><text:span text:style-name="T25">*/</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8">%/mathpiper</text:span></text:p>
      <text:p text:style-name="P24">13:</text:p>
      <text:p text:style-name="P23"><text:span text:style-name="T14">14:</text:span> <text:s text:c="3"/><text:span text:style-name="T19">%output,preserve="false"</text:span></text:p>
      <text:p text:style-name="P23"><text:span text:style-name="T14">15:</text:span> <text:s text:c="5"/><text:span text:style-name="T19">Result:</text:span> 3</text:p>
      <text:p text:style-name="P33"><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8">%mathpiper,description="Exercise 1"</text:span></text:p>
      <text:p text:style-name="P24"><text:s/>2:</text:p>
      <text:p text:style-name="P23"><text:span text:style-name="T14"><text:s/>3:</text:span><text:span text:style-name="T26">//Sample fold.</text:span></text:p>
      <text:p text:style-name="P24"><text:s/>4:</text:p>
      <text:p text:style-name="P33"><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p text:style-name="P43">THE CONTENT BELOW THIS LINE IS STILL IN DEVELOPMENT</text:p>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2:</text:span><text:span text:style-name="T25">//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6">"= "</text:span>, y, <text:span text:style-name="T16">":"</text:span>, x <text:span text:style-name="T5">=</text:span> y<text:span text:style-name="T5">)</text:span>;</text:p>
      <text:p text:style-name="P23"><text:span text:style-name="T14"><text:s/>7:</text:span><text:span text:style-name="T15">Echo</text:span><text:span text:style-name="T5">(</text:span>x, <text:span text:style-name="T16">"!= "</text:span>, y, <text:span text:style-name="T16">":"</text:span>, x <text:span text:style-name="T5">!=</text:span> y);</text:p>
      <text:p text:style-name="P23"><text:span text:style-name="T14"><text:s/>8:</text:span><text:span text:style-name="T15">Echo</text:span><text:span text:style-name="T5">(</text:span>x, <text:span text:style-name="T16">"&lt; "</text:span>, y, <text:span text:style-name="T16">":"</text:span>, x <text:span text:style-name="T5">&lt;</text:span> y);</text:p>
      <text:p text:style-name="P23"><text:span text:style-name="T14"><text:s/>9:</text:span><text:span text:style-name="T15">Echo</text:span><text:span text:style-name="T5">(</text:span>x, <text:span text:style-name="T16">"&lt;= "</text:span>, y, <text:span text:style-name="T16">":"</text:span>, x <text:span text:style-name="T5">&lt;=</text:span> y);</text:p>
      <text:p text:style-name="P23"><text:span text:style-name="T14">10:</text:span><text:span text:style-name="T15">Echo</text:span><text:span text:style-name="T5">(</text:span>x, <text:span text:style-name="T16">"&gt; "</text:span>, y, <text:span text:style-name="T16">":"</text:span>, x <text:span text:style-name="T5">&gt;</text:span> y);</text:p>
      <text:p text:style-name="P23"><text:span text:style-name="T14">11:</text:span><text:span text:style-name="T15">Echo</text:span><text:span text:style-name="T5">(</text:span>x, <text:span text:style-name="T16">"&gt;= "</text:span>, y, <text:span text:style-name="T16">":"</text:span>, x <text:span text:style-name="T5">&gt;=</text:span> y);</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oft-page-break/><text:span text:style-name="T14">17:</text:span> <text:s text:c="5"/></text:p>
      <text:p text:style-name="P23"><text:span text:style-name="T14">18:</text:span> <text:s text:c="5"/><text:span text:style-name="T33">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19">%/output</text:span><text:bookmark-end text:name="DDE_LINK4"/></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4"> <text:s text:c="3"/></text:span><text:span text:style-name="T25">// Example 2.</text:span></text:p>
      <text:p text:style-name="P23"><text:span text:style-name="T14"><text:s/>4:</text:span><text:span text:style-name="T24"> <text:s text:c="3"/></text:span>x <text:span text:style-name="T5">:=</text:span> <text:span text:style-name="T8">2</text:span>;</text:p>
      <text:p text:style-name="P23"><text:span text:style-name="T14"><text:s/>5:</text:span><text:span text:style-name="T24"> <text:s text:c="3"/></text:span>y <text:span text:style-name="T5">:=</text:span> <text:span text:style-name="T8">2</text:span>; <text:s/></text:p>
      <text:p text:style-name="P24"><text:s/>6:</text:p>
      <text:p text:style-name="P23"><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3"><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19">%/output</text:spa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6">"= "</text:span>, y, <text:span text:style-name="T16">":"</text:span>, x <text:span text:style-name="T5">=</text:span> y<text:span text:style-name="T5">)</text:span>;</text:p>
      <text:p text:style-name="P23"><text:span text:style-name="T14"><text:s/>8:</text:span><text:span text:style-name="T15">Echo</text:span><text:span text:style-name="T5">(</text:span>x, <text:span text:style-name="T16">"!= "</text:span>, y, <text:span text:style-name="T16">":"</text:span>, x <text:span text:style-name="T5">!=</text:span> y<text:span text:style-name="T5">)</text:span>;</text:p>
      <text:p text:style-name="P23"><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3"><text:span text:style-name="T14">10:</text:span><text:span text:style-name="T15">Echo</text:span><text:span text:style-name="T5">(</text:span>x, <text:span text:style-name="T16">"&lt;= "</text:span>, y, <text:span text:style-name="T16">":"</text:span>, x <text:span text:style-name="T5">&lt;=</text:span> y<text:span text:style-name="T5">)</text:span>;</text:p>
      <text:p text:style-name="P23"><text:span text:style-name="T14">11:</text:span><text:span text:style-name="T15">Echo</text:span><text:span text:style-name="T5">(</text:span>x, <text:span text:style-name="T16">"&gt; "</text:span>, y, <text:span text:style-name="T16">":"</text:span>, x <text:span text:style-name="T5">&gt;</text:span> y<text:span text:style-name="T5">)</text:span>;</text:p>
      <text:p text:style-name="P23"><text:soft-page-break/><text:span text:style-name="T14">12:</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0">()<text:tab/>Parentheses are evaluated from the inside out.</text:p>
      <text:p text:style-name="P50">^<text:tab/>Then exponents are evaluated right to left.</text:p>
      <text:p text:style-name="P50">*,%,/ Then multiplication, remainder, and division operations are evaluated left to right.</text:p>
      <text:p text:style-name="P50">+, − Then addition and subtraction are evaluated left to right.</text:p>
      <text:p text:style-name="P50">=,!=,&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8">%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End of program.</text:p>
      <text:p text:style-name="P32"><text:span text:style-name="T12">16:</text:span><text:span text:style-name="T10"> <text:s text:c="3"/></text:span><text:span text:style-name="T19">%/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text:soft-page-break/>In&gt; And(True, True, True, True)</text:p>
      <text:p text:style-name="P20">Result&gt; True</text:p>
      <text:p text:style-name="P20"/>
      <text:p text:style-name="P23">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False </text:p>
      <text:p text:style-name="P23"><text:span text:style-name="T14">20:</text:span> <text:s text:c="5"/>2: False </text:p>
      <text:p text:style-name="P23"><text:soft-page-break/><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text:soft-page-break/>In&gt; False Or False</text:p>
      <text:p text:style-name="P20">Result&gt; False</text:p>
      <text:p text:style-name="Preformatted_20_Text"/>
      <text:p text:style-name="Text_20_body">The following program also demonstrates using the infix version of the Or() functio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0">Result&gt; False</text:p>
      <text:p text:style-name="Preformatted_20_Text"/>
      <text:p text:style-name="Preformatted_20_Text">In&gt; Not(False)</text:p>
      <text:p text:style-name="P20"><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True</text:p>
      <text:p text:style-name="P23"><text:span text:style-name="T14">11:</text:span> <text:s text:c="5"/></text:p>
      <text:p text:style-name="P23"><text:span text:style-name="T14">12:</text:span> <text:s text:c="5"/><text:span text:style-name="T33">Side effects:</text:span></text:p>
      <text:p text:style-name="P23"><text:span text:style-name="T14">13:</text:span> <text:s text:c="5"/>3 = 3 is True </text:p>
      <text:p text:style-name="P23"><text:span text:style-name="T14">14:</text:span> <text:s text:c="5"/>Not 3 = 3 is False</text:p>
      <text:p text:style-name="P32"><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3"><text:span text:style-name="T14"><text:s/>1:</text:span><text:span text:style-name="T28">%mathpiper</text:span></text:p>
      <text:p text:style-name="P24"><text:s/>2:</text:p>
      <text:p text:style-name="P23"><text:span text:style-name="T14"><text:s/>3:</text:span><text:span text:style-name="T25">// This program prints the integers from 1 to 10.</text:span></text:p>
      <text:p text:style-name="P24"><text:s/>4:</text:p>
      <text:p text:style-name="P24"><text:s/>5:</text:p>
      <text:p text:style-name="P23"><text:span text:style-name="T14"><text:s/>6:</text:span><text:span text:style-name="T25">/*</text:span></text:p>
      <text:p text:style-name="P23"><text:span text:style-name="T14"><text:s/>7:</text:span><text:span text:style-name="T25"> <text:s text:c="3"/>Initialize the variable x to 1</text:span></text:p>
      <text:p text:style-name="P23"><text:span text:style-name="T14"><text:s/>8:</text:span><text:span text:style-name="T25"> <text:s text:c="3"/>outside of the While "loop".</text:span></text:p>
      <text:p text:style-name="P23"><text:span text:style-name="T14"><text:s/>9:</text:span><text:span text:style-name="T25">*/</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5">//Increment x by 1.</text:span></text:p>
      <text:p text:style-name="P23"><text:span text:style-name="T14">17:</text:span>];</text:p>
      <text:p text:style-name="P24">18:</text:p>
      <text:p text:style-name="P23"><text:soft-page-break/><text:span text:style-name="T14">19:</text:span><text:span text:style-name="T28">%/mathpiper</text:span></text:p>
      <text:p text:style-name="P24">20:</text:p>
      <text:p text:style-name="P23"><text:span text:style-name="T14">21:</text:span> <text:s text:c="3"/><text:span text:style-name="T19">%output,preserve="false"</text:span></text:p>
      <text:p text:style-name="P23"><text:span text:style-name="T14">22:</text:span> <text:s text:c="5"/><text:span text:style-name="T19">Result:</text:span> True</text:p>
      <text:p text:style-name="P23"><text:span text:style-name="T14">23:</text:span> <text:s text:c="5"/></text:p>
      <text:p text:style-name="P23"><text:span text:style-name="T14">24:</text:span> <text:s text:c="5"/><text:span text:style-name="T33">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3"><text:span text:style-name="T14"><text:s/>1:</text:span><text:span text:style-name="T28">%mathpiper</text:span></text:p>
      <text:p text:style-name="P24"><text:s/>2:</text:p>
      <text:p text:style-name="P23"><text:span text:style-name="T14"><text:s/>3:</text:span><text:span text:style-name="T25">//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5">//Increment x by 1.</text:span></text:p>
      <text:p text:style-name="P23"><text:span text:style-name="T14">12:</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5">//Increment x by 2.</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oft-page-break/><text:s text:c="9"/>85 87 89 91 93 95 97 99</text:p>
      <text:p text:style-name="P32"><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5">//Decrement x by 1.</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3"><text:soft-page-break/><text:span text:style-name="T14"><text:s/>1:</text:span><text:span text:style-name="T28">%mathpiper</text:span></text:p>
      <text:p text:style-name="P24"><text:s/>2:</text:p>
      <text:p text:style-name="P23"><text:span text:style-name="T14"><text:s/>3:</text:span><text:span text:style-name="T25">//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text:p>
      <text:p text:style-name="P23"><text:span text:style-name="T14"><text:s/>9:</text:span>];</text:p>
      <text:p text:style-name="P24">10:</text:p>
      <text:p text:style-name="P23"><text:span text:style-name="T14">11:</text:span><text:span text:style-name="T28">%/mathpiper</text:span></text:p>
      <text:p text:style-name="P24">12:</text:p>
      <text:p text:style-name="P23"><text:span text:style-name="T14">13:</text:span> <text:s text:c="3"/><text:span text:style-name="T19">%output,preserve="false"</text:span></text:p>
      <text:p text:style-name="P23"><text:span text:style-name="T14">14:</text:span> <text:s text:c="5"/>Processing...</text:p>
      <text:p text:style-name="P33"><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text:soft-page-break/>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6">"-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8">%mathpiper</text:span></text:p>
      <text:p text:style-name="P24"><text:s/>2:</text:p>
      <text:p text:style-name="P23"><text:span text:style-name="T14"><text:s/>3:</text:span><text:span text:style-name="T25">//Determine if 53 is in the list.</text:span></text:p>
      <text:p text:style-name="P24"><text:s/>4:</text:p>
      <text:p text:style-name="P23"><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4">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6">"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8">%/mathpiper</text:span></text:p>
      <text:p text:style-name="P24">17:</text:p>
      <text:p text:style-name="P23"><text:span text:style-name="T14">18:</text:span> <text:s text:c="3"/><text:span text:style-name="T19">%output,preserve="false"</text:span></text:p>
      <text:p text:style-name="P23"><text:span text:style-name="T14">19:</text:span> <text:s text:c="5"/><text:span text:style-name="T19">Result:</text:span> True</text:p>
      <text:p text:style-name="P23"><text:span text:style-name="T14">20:</text:span> <text:s text:c="5"/></text:p>
      <text:p text:style-name="P23"><text:span text:style-name="T14">21:</text:span> <text:s text:c="5"/><text:span text:style-name="T33">Side effects:</text:span></text:p>
      <text:p text:style-name="P23"><text:span text:style-name="T14">22:</text:span> <text:s text:c="5"/>53 was found in the list at position 5</text:p>
      <text:p text:style-name="P33"><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8">%mathpiper</text:span></text:p>
      <text:p text:style-name="P24"><text:s/>2:</text:p>
      <text:p text:style-name="P23"><text:span text:style-name="T14"><text:s/>3:</text:span><text:span text:style-name="T25">//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8">%/mathpiper</text:span></text:p>
      <text:p text:style-name="P24">11:</text:p>
      <text:p text:style-name="P23"><text:span text:style-name="T14">12:</text:span> <text:s text:c="3"/><text:span text:style-name="T19">%output,preserve="false"</text:span></text:p>
      <text:p text:style-name="P23"><text:span text:style-name="T14">13:</text:span> <text:s text:c="5"/><text:span text:style-name="T19">Result:</text:span> True</text:p>
      <text:p text:style-name="P23"><text:span text:style-name="T14">14:</text:span> <text:s text:c="5"/></text:p>
      <text:p text:style-name="P23"><text:span text:style-name="T14">15:</text:span> <text:s text:c="5"/><text:span text:style-name="T33">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8">%mathpiper</text:span></text:p>
      <text:p text:style-name="P24"><text:soft-page-break/><text:s/>2:</text:p>
      <text:p text:style-name="P23"><text:span text:style-name="T14"><text:s/>3:</text:span><text:span text:style-name="T27">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8">%/mathpiper</text:span></text:p>
      <text:p text:style-name="P24">18:</text:p>
      <text:p text:style-name="P23"><text:span text:style-name="T14">19:</text:span> <text:s text:c="3"/><text:span text:style-name="T19">%output,preserve="false"</text:span></text:p>
      <text:p text:style-name="P23"><text:span text:style-name="T14">20:</text:span> <text:s text:c="5"/><text:span text:style-name="T19">Result:</text:span> True</text:p>
      <text:p text:style-name="P33"><text:span text:style-name="T14">21:</text:span><text:span text:style-name="T35"> <text:s text:c="3"/></text:span><text:span text:style-name="T23">%/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8">%mathpiper</text:span></text:p>
      <text:p text:style-name="P24"><text:s/>2:</text:p>
      <text:p text:style-name="P23"><text:span text:style-name="T14"><text:s/>3:</text:span><text:span text:style-name="T15">Echo</text:span><text:span text:style-name="T5">(</text:span>x, <text:span text:style-name="T16">","</text:span>, resultList<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2 ,{2,4,6,8,10}</text:p>
      <text:p text:style-name="P33"><text:span text:style-name="T14">12:</text:span> <text:s text:c="3"/><text:span text:style-name="T19">%/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8">%mathpiper</text:span></text:p>
      <text:p text:style-name="P24"><text:s/>2:</text:p>
      <text:p text:style-name="P23"><text:span text:style-name="T14"><text:s/>3:</text:span><text:span text:style-name="T25">/*</text:span></text:p>
      <text:p text:style-name="P23"><text:span text:style-name="T14"><text:s/>4:</text:span><text:span text:style-name="T25"> This version of evenIntegers() uses Local() to make</text:span></text:p>
      <text:p text:style-name="P23"><text:span text:style-name="T14"><text:s/>5:</text:span><text:span text:style-name="T25"> x and resultList local variables</text:span></text:p>
      <text:p text:style-name="P23"><text:span text:style-name="T14"><text:s/>6:</text:span><text:span text:style-name="T25">*/</text:span></text:p>
      <text:p text:style-name="P24"><text:s/>7:</text:p>
      <text:p text:style-name="P23"><text:span text:style-name="T14"><text:s/>8:</text:span><text:span text:style-name="T27">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8">%/mathpiper</text:span></text:p>
      <text:p text:style-name="P24">25:</text:p>
      <text:p text:style-name="P23"><text:span text:style-name="T14">26:</text:span> <text:s text:c="3"/><text:span text:style-name="T19">%output,preserve="false"</text:span></text:p>
      <text:p text:style-name="P23"><text:span text:style-name="T14">27:</text:span> <text:s text:c="5"/><text:span text:style-name="T19">Result:</text:span> True</text:p>
      <text:p text:style-name="P33"><text:span text:style-name="T14">28:</text:span> <text:s text:c="3"/><text:span text:style-name="T19">%/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1">1) <text:s/>Generating a sequence of values between a "begin_value" and an "end_value" with each value being incremented by the "step_amount".</text:p>
      <text:p text:style-name="P51">2) <text:s/>Placing each value in the sequence into the specified "variable", one value at a time.</text:p>
      <text:p text:style-name="P51">3) <text:s/>Evaluating the defined "expression" (which contains the defined "variable") for each value, one at a time.</text:p>
      <text:p text:style-name="P51">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e - <text:date style:data-style-name="N37" text:date-value="2009-05-29T23:47:52.99">05/29/09</text:date><text:tab/>MathRider For Newbies<text:tab/><text:page-number text:select-page="current">48</text:page-number>/<text:page-count>8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9T23:47:53</dc:date>
    <meta:editing-cycles>280</meta:editing-cycles>
    <meta:editing-duration>PT185H20M49S</meta:editing-duration>
    <meta:document-statistic meta:table-count="38" meta:image-count="0" meta:object-count="16" meta:page-count="87" meta:paragraph-count="1893" meta:word-count="18990" meta:character-count="1129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